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82cm" fo:min-width="4.31cm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1.55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2.356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8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0pt" fo:font-weight="bold" style:font-size-asian="18pt" style:font-size-complex="18pt"/>
    </style:style>
    <style:style style:name="P6" style:family="paragraph">
      <loext:graphic-properties draw:fill="none"/>
      <style:text-properties fo:font-size="20pt" fo:font-weight="bold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6.8cm" svg:height="1.6cm" svg:x="3.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cm" svg:height="1.6cm" svg:x="15.7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99cm" svg:height="1.6cm" svg:x="19.3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.8cm" svg:y1="8.201cm" svg:x2="20.2cm" svg:y2="9.001cm">
          <text:p/>
        </draw:line>
        <draw:line draw:style-name="gr3" draw:text-style-name="P2" draw:layer="layout" svg:x1="10.4cm" svg:y1="7.3cm" svg:x2="15.8cm" svg:y2="7.3cm">
          <text:p/>
        </draw:line>
        <draw:frame draw:style-name="gr4" draw:text-style-name="P3" draw:layer="layout" svg:width="6.8cm" svg:height="2.606cm" svg:x="21.2cm" svg:y="4.694cm">
          <draw:text-box>
            <text:p>./arm-netpport</text:p>
            <text:p>Listening on port 8363</text:p>
            <text:p>Listening on port 8364</text:p>
          </draw:text-box>
        </draw:frame>
        <draw:frame draw:style-name="gr5" draw:text-style-name="P3" draw:layer="layout" svg:width="7.792cm" svg:height="1.673cm" svg:x="14.106cm" svg:y="3.774cm">
          <draw:text-box>
            <text:p>sudo config_cat catzip.bin</text:p>
            <text:p>Programs FPGA</text:p>
          </draw:text-box>
        </draw:frame>
        <draw:frame draw:style-name="gr6" draw:text-style-name="P4" draw:layer="layout" svg:width="1.907cm" svg:height="0.962cm" svg:x="18.1cm" svg:y="6.9cm">
          <draw:text-box>
            <text:p>pi3-5</text:p>
          </draw:text-box>
        </draw:frame>
        <draw:frame draw:style-name="gr6" draw:text-style-name="P4" draw:layer="layout" svg:width="2.233cm" svg:height="0.962cm" svg:x="19.9cm" svg:y="9.3cm">
          <draw:text-box>
            <text:p>FPGA</text:p>
          </draw:text-box>
        </draw:frame>
        <draw:frame draw:style-name="gr6" draw:text-style-name="P4" draw:layer="layout" svg:width="1.907cm" svg:height="0.962cm" svg:x="6cm" svg:y="6.7cm">
          <draw:text-box>
            <text:p>pi3-3</text:p>
          </draw:text-box>
        </draw:frame>
        <draw:frame draw:style-name="gr5" draw:text-style-name="P3" draw:layer="layout" svg:width="13.879cm" svg:height="3.806cm" svg:x="0.2cm" svg:y="8.3cm">
          <draw:text-box>
            <text:p>./arm-wbregs -n pi3-5 -p 8363 gpio 0x00010001</text:p>
            <text:p>Turns on 1 led on CATBOARD</text:p>
            <text:p>./arm-wbregs -n pi3-5 -p 8363 gpio 0x00010000</text:p>
            <text:p>Turns off 1 led on CATBOARD</text:p>
            <text:p/>
          </draw:text-box>
        </draw:frame>
        <draw:frame draw:style-name="gr7" draw:text-style-name="P6" draw:layer="layout" svg:width="7.965cm" svg:height="1.039cm" svg:x="10.535cm" svg:y="1.6cm">
          <draw:text-box>
            <text:p text:style-name="P5"><text:span text:style-name="T1">Remote Control FPGA</text:span></text:p>
          </draw:text-box>
        </draw:frame>
        <draw:frame draw:style-name="gr6" draw:text-style-name="P4" draw:layer="layout" svg:width="3.978cm" svg:height="0.962cm" svg:x="21.8cm" svg:y="8.3cm">
          <draw:text-box>
            <text:p>CATBOARD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="Arrow" draw:marker-start-width="0.2cm" draw:marker-end="Arrow" draw:marker-end-width="0.2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1:42:02.583303358</meta:creation-date>
    <dc:date>2018-06-06T12:05:27.246599158</dc:date>
    <meta:editing-duration>PT1M32S</meta:editing-duration>
    <meta:editing-cycles>1</meta:editing-cycles>
    <meta:document-statistic meta:object-count="36"/>
    <meta:generator>LibreOffice/5.2.7.2$Linux_ARM_EABI LibreOffice_project/20m0$Build-2</meta:generator>
  </office:meta>
</office:document-meta>
</file>